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017A111FCCA1DC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26.984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4.698cm" svg:height="0.771cm" draw:transform="skewX (0.00122173047639603) rotate (-1.5707963267949) translate (10.834cm 1.927cm)">
          <draw:image xlink:href="Pictures/100000000000078000000438017A111FCCA1DC5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7T22:31:45.080600832</dc:date>
    <meta:editing-duration>PT2M30S</meta:editing-duration>
    <meta:editing-cycles>1</meta:editing-cycles>
    <meta:document-statistic meta:object-count="1"/>
    <meta:generator>LibreOffice/5.1.4.2$Linux_X86_64 LibreOffice_project/10m0$Build-2</meta:generator>
  </office:meta>
</office:document-meta>
</file>